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00000030A7220E488F654F8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ahoma"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Tahoma" fo:font-size="32pt" style:font-size-asian="32pt" style:font-size-complex="32pt"/>
    </style:style>
    <style:style style:name="T1" style:family="text">
      <style:text-properties fo:color="#b2b2b2" style:font-name="Tahoma" fo:font-size="32pt" style:font-size-asian="32pt" style:font-size-complex="32pt"/>
    </style:style>
    <style:style style:name="T2" style:family="text">
      <style:text-properties fo:color="#dddddd" style:font-name="Tahoma" fo:font-size="32pt" style:font-size-asian="32pt" style:font-size-complex="32pt"/>
    </style:style>
    <style:style style:name="T3" style:family="text">
      <style:text-properties fo:color="#ffffff" style:font-name="Tahom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19cm" svg:height="9.636cm" svg:x="0.016cm" svg:y="0cm">
          <draw:image xlink:href="Pictures/10000000000006400000030A7220E488F654F8DB.jpg" xlink:type="simple" xlink:show="embed" xlink:actuate="onLoad">
            <text:p/>
          </draw:image>
        </draw:frame>
        <draw:frame draw:style-name="gr2" draw:text-style-name="P3" draw:layer="layout" svg:width="7.483cm" svg:height="4.34cm" svg:x="6.288cm" svg:y="2.851cm">
          <draw:text-box>
            <text:p text:style-name="P2"><text:span text:style-name="T1">communicate.</text:span></text:p>
            <text:p text:style-name="P2"><text:span text:style-name="T2">understand.</text:span></text:p>
            <text:p text:style-name="P2"><text:span text:style-name="T3">connect.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85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5:00:42.496477823</meta:creation-date>
    <dc:date>2017-01-09T15:12:54.198449640</dc:date>
    <meta:editing-duration>PT1M56S</meta:editing-duration>
    <meta:editing-cycles>1</meta:editing-cycles>
    <meta:document-statistic meta:object-count="2"/>
    <meta:generator>LibreOffice/5.1.4.2$Linux_x86 LibreOffice_project/10m0$Build-2</meta:generator>
  </office:meta>
</office:document-meta>
</file>